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text-properties officeooo:rsid="006b0b43" officeooo:paragraph-rsid="006b0b43"/>
    </style:style>
    <style:style style:name="P32" style:family="paragraph" style:parent-style-name="Standard">
      <style:text-properties officeooo:rsid="006c5ad5" officeooo:paragraph-rsid="006c5ad5"/>
    </style:style>
    <style:style style:name="P33" style:family="paragraph" style:parent-style-name="Standard">
      <style:text-properties officeooo:rsid="00705a30" officeooo:paragraph-rsid="00705a30"/>
    </style:style>
    <style:style style:name="P34" style:family="paragraph" style:parent-style-name="Standard" style:list-style-name="L1">
      <style:text-properties fo:color="#2a6099" officeooo:rsid="00705a30" officeooo:paragraph-rsid="00726fed"/>
    </style:style>
    <style:style style:name="P35" style:family="paragraph" style:parent-style-name="Standard" style:list-style-name="L4">
      <style:text-properties fo:color="#2a6099" officeooo:rsid="0066beb6" officeooo:paragraph-rsid="0066beb6"/>
    </style:style>
    <style:style style:name="P36" style:family="paragraph" style:parent-style-name="Standard" style:list-style-name="L5">
      <style:text-properties fo:color="#2a6099" officeooo:rsid="0063cb90" officeooo:paragraph-rsid="0063cb90"/>
    </style:style>
    <style:style style:name="P37" style:family="paragraph" style:parent-style-name="Standard" style:list-style-name="L9">
      <style:text-properties fo:color="#2a6099" officeooo:rsid="004e4c40" officeooo:paragraph-rsid="004e4c40"/>
    </style:style>
    <style:style style:name="P38" style:family="paragraph" style:parent-style-name="Standard" style:list-style-name="L18">
      <style:text-properties fo:color="#2a6099" officeooo:rsid="002b58e9" officeooo:paragraph-rsid="002b58e9"/>
    </style:style>
    <style:style style:name="P39" style:family="paragraph" style:parent-style-name="Standard" style:list-style-name="L18">
      <style:text-properties fo:color="#2a6099" officeooo:rsid="002be6f1" officeooo:paragraph-rsid="002be6f1"/>
    </style:style>
    <style:style style:name="P40" style:family="paragraph" style:parent-style-name="Standard" style:list-style-name="L24">
      <style:text-properties fo:color="#2a6099" officeooo:rsid="00118740" officeooo:paragraph-rsid="00118740"/>
    </style:style>
    <style:style style:name="P41" style:family="paragraph" style:parent-style-name="Standard" style:list-style-name="L26">
      <style:text-properties fo:color="#2a6099" officeooo:rsid="000ccae3" officeooo:paragraph-rsid="000ccae3"/>
    </style:style>
    <style:style style:name="P42" style:family="paragraph" style:parent-style-name="Standard" style:list-style-name="L28">
      <style:text-properties fo:color="#2a6099"/>
    </style:style>
    <style:style style:name="P43" style:family="paragraph" style:parent-style-name="Standard" style:list-style-name="L1">
      <style:text-properties fo:color="#ff0000" officeooo:rsid="00705a30" officeooo:paragraph-rsid="00705a30"/>
    </style:style>
    <style:style style:name="P44" style:family="paragraph" style:parent-style-name="Standard" style:list-style-name="L2">
      <style:text-properties fo:color="#ff0000" officeooo:rsid="006c5ad5" officeooo:paragraph-rsid="006c5ad5"/>
    </style:style>
    <style:style style:name="P45" style:family="paragraph" style:parent-style-name="Standard" style:list-style-name="L6">
      <style:text-properties fo:color="#ff0000" officeooo:rsid="005f3c61" officeooo:paragraph-rsid="005f3c61"/>
    </style:style>
    <style:style style:name="P46" style:family="paragraph" style:parent-style-name="Standard" style:list-style-name="L8">
      <style:text-properties fo:color="#ff0000" officeooo:rsid="0056bb4f" officeooo:paragraph-rsid="0056bb4f"/>
    </style:style>
    <style:style style:name="P47" style:family="paragraph" style:parent-style-name="Standard" style:list-style-name="L9">
      <style:text-properties fo:color="#ff0000" officeooo:rsid="004ff11e" officeooo:paragraph-rsid="004ff11e"/>
    </style:style>
    <style:style style:name="P48" style:family="paragraph" style:parent-style-name="Standard" style:list-style-name="L17">
      <style:text-properties fo:color="#ff0000" officeooo:rsid="002fb66d" officeooo:paragraph-rsid="002fb66d"/>
    </style:style>
    <style:style style:name="P49" style:family="paragraph" style:parent-style-name="Standard" style:list-style-name="L20">
      <style:text-properties fo:color="#ff0000" officeooo:rsid="00236d1e" officeooo:paragraph-rsid="00236d1e"/>
    </style:style>
    <style:style style:name="P50" style:family="paragraph" style:parent-style-name="Standard" style:list-style-name="L29">
      <style:text-properties fo:color="#ff0000"/>
    </style:style>
    <style:style style:name="P51" style:family="paragraph" style:parent-style-name="Standard" style:list-style-name="L2">
      <style:text-properties fo:color="#00a933" officeooo:rsid="006c5ad5" officeooo:paragraph-rsid="006c5ad5"/>
    </style:style>
    <style:style style:name="P52" style:family="paragraph" style:parent-style-name="Standard" style:list-style-name="L3">
      <style:text-properties fo:color="#00a933" officeooo:rsid="006b1f33" officeooo:paragraph-rsid="006b1f33"/>
    </style:style>
    <style:style style:name="P53" style:family="paragraph" style:parent-style-name="Standard" style:list-style-name="L5">
      <style:text-properties fo:color="#00a933" officeooo:rsid="00651172" officeooo:paragraph-rsid="00651172"/>
    </style:style>
    <style:style style:name="P54" style:family="paragraph" style:parent-style-name="Standard" style:list-style-name="L6">
      <style:text-properties fo:color="#00a933" officeooo:rsid="005f3c61" officeooo:paragraph-rsid="005f3c61"/>
    </style:style>
    <style:style style:name="P55" style:family="paragraph" style:parent-style-name="Standard" style:list-style-name="L6">
      <style:text-properties fo:color="#00a933" officeooo:rsid="005ff5c8" officeooo:paragraph-rsid="005ff5c8"/>
    </style:style>
    <style:style style:name="P56" style:family="paragraph" style:parent-style-name="Standard" style:list-style-name="L7">
      <style:text-properties fo:color="#00a933" officeooo:rsid="005db010" officeooo:paragraph-rsid="005db010"/>
    </style:style>
    <style:style style:name="P57" style:family="paragraph" style:parent-style-name="Standard" style:list-style-name="L9">
      <style:text-properties fo:color="#00a933" officeooo:rsid="004e4c40" officeooo:paragraph-rsid="004e4c40"/>
    </style:style>
    <style:style style:name="P58" style:family="paragraph" style:parent-style-name="Standard" style:list-style-name="L9">
      <style:text-properties fo:color="#00a933" officeooo:rsid="004ff11e" officeooo:paragraph-rsid="004ff11e"/>
    </style:style>
    <style:style style:name="P59" style:family="paragraph" style:parent-style-name="Standard" style:list-style-name="L9">
      <style:text-properties fo:color="#00a933" officeooo:rsid="0051ead2" officeooo:paragraph-rsid="0051ead2"/>
    </style:style>
    <style:style style:name="P60" style:family="paragraph" style:parent-style-name="Standard" style:list-style-name="L11">
      <style:text-properties fo:color="#00a933" officeooo:rsid="0042fdc4" officeooo:paragraph-rsid="0042fdc4"/>
    </style:style>
    <style:style style:name="P61" style:family="paragraph" style:parent-style-name="Standard" style:list-style-name="L12">
      <style:text-properties fo:color="#00a933" officeooo:rsid="0042c9e9" officeooo:paragraph-rsid="0042c9e9"/>
    </style:style>
    <style:style style:name="P62" style:family="paragraph" style:parent-style-name="Standard" style:list-style-name="L12">
      <style:text-properties fo:color="#00a933" officeooo:rsid="0042d39b" officeooo:paragraph-rsid="0042d39b"/>
    </style:style>
    <style:style style:name="P63" style:family="paragraph" style:parent-style-name="Standard" style:list-style-name="L13">
      <style:text-properties fo:color="#00a933" officeooo:rsid="00420add" officeooo:paragraph-rsid="00420add"/>
    </style:style>
    <style:style style:name="P64" style:family="paragraph" style:parent-style-name="Standard" style:list-style-name="L14">
      <style:text-properties fo:color="#00a933" officeooo:rsid="003fec68" officeooo:paragraph-rsid="003fec68"/>
    </style:style>
    <style:style style:name="P65" style:family="paragraph" style:parent-style-name="Standard" style:list-style-name="L15">
      <style:text-properties fo:color="#00a933" officeooo:rsid="003bb0ec" officeooo:paragraph-rsid="003bb0ec"/>
    </style:style>
    <style:style style:name="P66" style:family="paragraph" style:parent-style-name="Standard" style:list-style-name="L16">
      <style:text-properties fo:color="#00a933" officeooo:rsid="003acd1b" officeooo:paragraph-rsid="003acd1b"/>
    </style:style>
    <style:style style:name="P67" style:family="paragraph" style:parent-style-name="Standard" style:list-style-name="L17">
      <style:text-properties fo:color="#00a933" officeooo:rsid="002ea3a3" officeooo:paragraph-rsid="002ea3a3"/>
    </style:style>
    <style:style style:name="P68" style:family="paragraph" style:parent-style-name="Standard" style:list-style-name="L17">
      <style:text-properties fo:color="#00a933" officeooo:rsid="002f0631" officeooo:paragraph-rsid="002f0631"/>
    </style:style>
    <style:style style:name="P69" style:family="paragraph" style:parent-style-name="Standard" style:list-style-name="L17">
      <style:text-properties fo:color="#00a933" officeooo:rsid="0030331c" officeooo:paragraph-rsid="0030331c"/>
    </style:style>
    <style:style style:name="P70" style:family="paragraph" style:parent-style-name="Standard" style:list-style-name="L18">
      <style:text-properties fo:color="#00a933" officeooo:rsid="002a7b32" officeooo:paragraph-rsid="002a7b32"/>
    </style:style>
    <style:style style:name="P71" style:family="paragraph" style:parent-style-name="Standard" style:list-style-name="L18">
      <style:text-properties fo:color="#00a933" officeooo:rsid="002b58e9" officeooo:paragraph-rsid="002b58e9"/>
    </style:style>
    <style:style style:name="P72" style:family="paragraph" style:parent-style-name="Standard" style:list-style-name="L19">
      <style:text-properties fo:color="#00a933" officeooo:rsid="00265517" officeooo:paragraph-rsid="00265517"/>
    </style:style>
    <style:style style:name="P73" style:family="paragraph" style:parent-style-name="Standard" style:list-style-name="L21">
      <style:text-properties fo:color="#00a933" officeooo:rsid="001f3f22" officeooo:paragraph-rsid="001f3f22"/>
    </style:style>
    <style:style style:name="P74" style:family="paragraph" style:parent-style-name="Standard" style:list-style-name="L22">
      <style:text-properties fo:color="#00a933" officeooo:rsid="001be95e" officeooo:paragraph-rsid="001be95e"/>
    </style:style>
    <style:style style:name="P75" style:family="paragraph" style:parent-style-name="Standard" style:list-style-name="L23">
      <style:text-properties fo:color="#00a933" officeooo:rsid="00158de4" officeooo:paragraph-rsid="00158de4"/>
    </style:style>
    <style:style style:name="P76" style:family="paragraph" style:parent-style-name="Standard" style:list-style-name="L24">
      <style:text-properties fo:color="#00a933" officeooo:rsid="00118740" officeooo:paragraph-rsid="00118740"/>
    </style:style>
    <style:style style:name="P77" style:family="paragraph" style:parent-style-name="Standard" style:list-style-name="L25">
      <style:text-properties fo:color="#00a933" officeooo:rsid="000d0884" officeooo:paragraph-rsid="000d0884"/>
    </style:style>
    <style:style style:name="P78" style:family="paragraph" style:parent-style-name="Standard" style:list-style-name="L25">
      <style:text-properties fo:color="#00a933" officeooo:rsid="000f6ac5" officeooo:paragraph-rsid="000f6ac5"/>
    </style:style>
    <style:style style:name="P79" style:family="paragraph" style:parent-style-name="Standard" style:list-style-name="L26">
      <style:text-properties fo:color="#00a933" officeooo:rsid="000ccae3" officeooo:paragraph-rsid="000ccae3"/>
    </style:style>
    <style:style style:name="P80" style:family="paragraph" style:parent-style-name="Standard" style:list-style-name="L26">
      <style:text-properties fo:color="#00a933" officeooo:rsid="000ccae3" officeooo:paragraph-rsid="00395769"/>
    </style:style>
    <style:style style:name="P81" style:family="paragraph" style:parent-style-name="Standard" style:list-style-name="L27">
      <style:text-properties fo:color="#00a933" officeooo:rsid="000a8da0" officeooo:paragraph-rsid="000a8da0"/>
    </style:style>
    <style:style style:name="P82" style:family="paragraph" style:parent-style-name="Standard" style:list-style-name="L29">
      <style:text-properties fo:color="#00a933"/>
    </style:style>
    <style:style style:name="P83" style:family="paragraph" style:parent-style-name="Standard" style:list-style-name="L29">
      <style:text-properties fo:color="#00a933" officeooo:paragraph-rsid="000ccae3"/>
    </style:style>
    <style:style style:name="P84" style:family="paragraph" style:parent-style-name="Standard" style:list-style-name="L1">
      <style:text-properties fo:color="#00a933" officeooo:rsid="00705a30" officeooo:paragraph-rsid="00705a30"/>
    </style:style>
    <style:style style:name="P85" style:family="paragraph" style:parent-style-name="Standard" style:list-style-name="L4">
      <style:text-properties fo:color="#158466" officeooo:rsid="0066beb6" officeooo:paragraph-rsid="0066beb6"/>
    </style:style>
    <style:style style:name="P86" style:family="paragraph" style:parent-style-name="Standard" style:list-style-name="L10">
      <style:text-properties officeooo:paragraph-rsid="0047c4cc"/>
    </style:style>
    <style:style style:name="P87" style:family="paragraph" style:parent-style-name="Standard" style:list-style-name="L21">
      <style:text-properties fo:color="#3465a4" officeooo:rsid="0020f89f" officeooo:paragraph-rsid="0020f89f"/>
    </style:style>
    <style:style style:name="P88" style:family="paragraph" style:parent-style-name="Standard">
      <style:text-properties officeooo:rsid="00762c6f" officeooo:paragraph-rsid="00762c6f"/>
    </style:style>
    <style:style style:name="P89" style:family="paragraph" style:parent-style-name="Standard" style:list-style-name="L30">
      <style:text-properties fo:color="#ff4000" officeooo:rsid="00762c6f" officeooo:paragraph-rsid="00762c6f"/>
    </style:style>
    <style:style style:name="P90" style:family="paragraph" style:parent-style-name="Standard" style:list-style-name="L30">
      <style:text-properties fo:color="#ff4000" officeooo:rsid="00784964" officeooo:paragraph-rsid="00784964"/>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fo:color="#00a933" officeooo:rsid="0077f0eb"/>
    </style:style>
    <style:style style:name="T35" style:family="text">
      <style:text-properties officeooo:rsid="005b60bd"/>
    </style:style>
    <style:style style:name="T36" style:family="text">
      <style:text-properties officeooo:rsid="005f3c61"/>
    </style:style>
    <style:style style:name="T37" style:family="text">
      <style:text-properties officeooo:rsid="00606b02"/>
    </style:style>
    <style:style style:name="T38" style:family="text">
      <style:text-properties fo:color="#2a6099"/>
    </style:style>
    <style:style style:name="T39" style:family="text">
      <style:text-properties fo:color="#2a6099" officeooo:rsid="0061adec"/>
    </style:style>
    <style:style style:name="T40" style:family="text">
      <style:text-properties fo:color="#2a6099" officeooo:rsid="0062f1ec"/>
    </style:style>
    <style:style style:name="T41" style:family="text">
      <style:text-properties fo:color="#2a6099" officeooo:rsid="006ee1de"/>
    </style:style>
    <style:style style:name="T42" style:family="text">
      <style:text-properties officeooo:rsid="0066beb6"/>
    </style:style>
    <style:style style:name="T43" style:family="text">
      <style:text-properties officeooo:rsid="00686128"/>
    </style:style>
    <style:style style:name="T44" style:family="text">
      <style:text-properties officeooo:rsid="006ad10b"/>
    </style:style>
    <style:style style:name="T45" style:family="text">
      <style:text-properties officeooo:rsid="006b74f5"/>
    </style:style>
    <style:style style:name="T46" style:family="text">
      <style:text-properties officeooo:rsid="006dcdf0"/>
    </style:style>
    <style:style style:name="T47" style:family="text">
      <style:text-properties officeooo:rsid="00726fed"/>
    </style:style>
    <style:style style:name="T48" style:family="text">
      <style:text-properties officeooo:rsid="0077f0eb"/>
    </style:style>
    <style:style style:name="T49" style:family="text">
      <style:text-properties officeooo:rsid="00784964"/>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88"/>
      <text:p text:style-name="P88">1/12/2021:</text:p>
      <text:list xml:id="list2824562622" text:style-name="L30">
        <text:list-item>
          <text:p text:style-name="P89">Change how units group up now that there are different sizes</text:p>
        </text:list-item>
        <text:list-item>
          <text:p text:style-name="P90">Optimize sprite initialization</text:p>
        </text:list-item>
      </text:list>
      <text:p text:style-name="P24"/>
      <text:p text:style-name="P33">12/23/2020:</text:p>
      <text:list xml:id="list2732547958" text:style-name="L1">
        <text:list-item>
          <text:p text:style-name="P34">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34"><text:span text:style-name="T47">1/1/2020: Improved algorithm using triangles to ensure that removing a point is guaranteed to be safe</text:span>)</text:p>
        </text:list-item>
        <text:list-item>
          <text:p text:style-name="P43">Solve input skipping</text:p>
        </text:list-item>
        <text:list-item>
          <text:p text:style-name="P84">Optimize level generation <text:span text:style-name="T49">(1/12/2021, turns out that long startup times were due to sprite initialization not level generation.)</text:span></text:p>
        </text:list-item>
      </text:list>
      <text:p text:style-name="P32">12/4/2020:</text:p>
      <text:list xml:id="list168816065" text:style-name="L2">
        <text:list-item>
          <text:p text:style-name="P44"><text:span text:style-name="T38">Have randomized purchase options in the sho</text:span><text:span text:style-name="T41">p (12/7/2020, <text:s/>can load duplicate units)</text:span></text:p>
        </text:list-item>
        <text:list-item>
          <text:p text:style-name="P44">Add more units/buildings <text:span text:style-name="T46">(16)</text:span></text:p>
        </text:list-item>
        <text:list-item>
          <text:p text:style-name="P51">Have Anthill’s load all available units <text:span text:style-name="T46">(12/7/2020)</text:span></text:p>
        </text:list-item>
      </text:list>
      <text:p text:style-name="P24"/>
      <text:p text:style-name="P31">11/25/2020<text:span text:style-name="T30">:</text:span></text:p>
      <text:list xml:id="list1472932865" text:style-name="L3">
        <text:list-item>
          <text:p text:style-name="P52">Add Gold <text:span text:style-name="T45">(11/27/2020)</text:span></text:p>
        </text:list-item>
      </text:list>
      <text:p text:style-name="P24"/>
      <text:p text:style-name="P30">10/30/2020: </text:p>
      <text:list xml:id="list2808179345" text:style-name="L4">
        <text:list-item>
          <text:p text:style-name="P85">Mark completed levels as completed <text:span text:style-name="T43">(10/30/2020)</text:span></text:p>
        </text:list-item>
        <text:list-item>
          <text:p text:style-name="P35">Map World Map a bit more interesting (not just rectangles) <text:span text:style-name="T43">(10/30/2020, circles that change color when hovered over now)</text:span></text:p>
        </text:list-item>
      </text:list>
      <text:p text:style-name="P24"/>
      <text:p text:style-name="P29">10/4/2020:</text:p>
      <text:list xml:id="list698468096" text:style-name="L5">
        <text:list-item>
          <text:p text:style-name="P36">Add World Map, which lets players choose their next level <text:span text:style-name="T42">(10/30/2020, can choose levels, but no other functionality) </text:span><text:span text:style-name="T33">(11/25/2020, added shop)</text:span></text:p>
        </text:list-item>
        <text:list-item>
          <text:p text:style-name="P53">Add shop to world map screen <text:span text:style-name="T44">(11/25/2020, Everything is currently free and can only buy buildings) (12/7/2020, can buy units)</text:span></text:p>
        </text:list-item>
      </text:list>
      <text:p text:style-name="P24"/>
      <text:p text:style-name="P28">9/10/2020:</text:p>
      <text:list xml:id="list414095365" text:style-name="L6">
        <text:list-item>
          <text:p text:style-name="P54">Add option to make more buildings <text:span text:style-name="T39">(10/4/2020 </text:span><text:span text:style-name="T40">Functions that add buildings now exist, but players can’t purchase new buildings yet</text:span><text:span text:style-name="T39">)</text:span></text:p>
        </text:list-item>
        <text:list-item>
          <text:p text:style-name="P45">Add option to purchase more units/buildings</text:p>
        </text:list-item>
        <text:list-item>
          <text:p text:style-name="P55">Allow windows to change button size <text:span text:style-name="T37">(9/26/2020 Windows will now scale buttons accordingly)</text:span></text:p>
        </text:list-item>
      </text:list>
      <text:p text:style-name="P24"/>
      <text:p text:style-name="P27">9/7/2020:</text:p>
      <text:list xml:id="list2316623854" text:style-name="L7">
        <text:list-item>
          <text:p text:style-name="P56">Add resources that players can pick up <text:span text:style-name="T36">(8/10/2020)</text:span></text:p>
        </text:list-item>
      </text:list>
      <text:p text:style-name="P24"/>
      <text:p text:style-name="P26">8/10/2020:</text:p>
      <text:list xml:id="list65306265" text:style-name="L8">
        <text:list-item>
          <text:p text:style-name="P46"><text:span text:style-name="T30">Have health bars only show up when hovering over the unit</text:span> <text:span text:style-name="T34">(1/11/2021)</text:span></text:p>
        </text:list-item>
      </text:list>
      <text:p text:style-name="P24"><text:soft-page-break/></text:p>
      <text:p text:style-name="P25">8/8/2020:</text:p>
      <text:list xml:id="list1522963890" text:style-name="L9">
        <text:list-item>
          <text:p text:style-name="P57">Have the game playable at full screen (1920x1080) <text:span text:style-name="T26">(8/8/2020)</text:span></text:p>
        </text:list-item>
        <text:list-item>
          <text:p text:style-name="P37">Have difficulty scale with passing time <text:span text:style-name="T35">(Enemy spawn rates now increase over time 9/7/2020)</text:span></text:p>
        </text:list-item>
        <text:list-item>
          <text:p text:style-name="P47">Make it easier to click on enemy units</text:p>
        </text:list-item>
        <text:list-item>
          <text:p text:style-name="P47">Have enemies not spawn in the player area</text:p>
        </text:list-item>
        <text:list-item>
          <text:p text:style-name="P58">Have enemies attack friendly units <text:span text:style-name="T28">(8/16/2020)</text:span></text:p>
        </text:list-item>
        <text:list-item>
          <text:p text:style-name="P59">Make enemy health bars red and friendly health bars green <text:span text:style-name="T27">(8/10/2020)</text:span></text:p>
        </text:list-item>
      </text:list>
      <text:p text:style-name="P24"/>
      <text:p text:style-name="P24">8/4/2020:</text:p>
      <text:list xml:id="list1433060097" text:style-name="L10">
        <text:list-item>
          <text:p text:style-name="P86"><text:span text:style-name="T31">Have unit and structure production take </text:span><text:span text:style-name="T32">energy (8/5/2020)</text:span></text:p>
        </text:list-item>
      </text:list>
      <text:p text:style-name="P19"/>
      <text:p text:style-name="P23">8/2/2020:</text:p>
      <text:list xml:id="list2717802083" text:style-name="L11">
        <text:list-item>
          <text:p text:style-name="P60">Figure out how to efficiently remove obstacles from the navigation mesh <text:span text:style-name="T29">(8/24/2020 not as hard as I thought it would be)</text:span></text:p>
        </text:list-item>
      </text:list>
      <text:p text:style-name="P19"/>
      <text:p text:style-name="P22">7/28/2020:</text:p>
      <text:list xml:id="list1398144472" text:style-name="L12">
        <text:list-item>
          <text:p text:style-name="P61">Have units face the direction they are traveling in <text:span text:style-name="T24">(8/4/2020)</text:span></text:p>
        </text:list-item>
        <text:list-item>
          <text:p text:style-name="P62">Have friendly units attack enemies nearby unless commanded to move while attacking in which case they only attack if they are idle <text:span text:style-name="T25">(8/10/2020)</text:span></text:p>
        </text:list-item>
      </text:list>
      <text:p text:style-name="P4"/>
      <text:p text:style-name="P21">7/27/2020:</text:p>
      <text:list xml:id="list4194683999" text:style-name="L13">
        <text:list-item>
          <text:p text:style-name="P63">Have enemies spawn naturally <text:span text:style-name="T22">(7/28/2020)</text:span></text:p>
        </text:list-item>
      </text:list>
      <text:p text:style-name="P19"/>
      <text:p text:style-name="P20">7/26/2020:</text:p>
      <text:list xml:id="list2744038369" text:style-name="L14">
        <text:list-item>
          <text:p text:style-name="P64">Integrate Mia’s sprites <text:span text:style-name="T22">(7/28/2020)</text:span></text:p>
        </text:list-item>
      </text:list>
      <text:p text:style-name="P19"/>
      <text:p text:style-name="P18">7/19/2020:</text:p>
      <text:list xml:id="list2751554004" text:style-name="L15">
        <text:list-item>
          <text:p text:style-name="P65">Prevent inaccessible areas from being spawned <text:span text:style-name="T18">(7/25/2020)</text:span></text:p>
        </text:list-item>
        <text:list-item>
          <text:p text:style-name="P65">Have minion and structure production take time <text:span text:style-name="T23">(8/4/2020)</text:span></text:p>
        </text:list-item>
      </text:list>
      <text:p text:style-name="Standard"/>
      <text:p text:style-name="P17">7/18/2020:</text:p>
      <text:list xml:id="list1771846429" text:style-name="L16">
        <text:list-item>
          <text:p text:style-name="P66">Spawn random parts <text:span text:style-name="T20">(7/25/2020)</text:span></text:p>
        </text:list-item>
        <text:list-item>
          <text:p text:style-name="P66">After 5 parts are collected, move to the next level <text:span text:style-name="T21">(7/26/2020)</text:span></text:p>
        </text:list-item>
      </text:list>
      <text:p text:style-name="Standard"/>
      <text:p text:style-name="P16">7/10/2020:</text:p>
      <text:list xml:id="list3688035414" text:style-name="L17">
        <text:list-item>
          <text:p text:style-name="P67">Make text not break when the player zooms in <text:span text:style-name="T16">(7/18/2020)</text:span></text:p>
        </text:list-item>
        <text:list-item>
          <text:p text:style-name="P68">Make it so pathfinding takes into account passageways that are too narrow <text:span text:style-name="T13">(7/10/2020)</text:span></text:p>
        </text:list-item>
        <text:list-item>
          <text:p text:style-name="P48">Make it so that selecting every ant in a group doesn’t create a new group.</text:p>
        </text:list-item>
        <text:list-item>
          <text:p text:style-name="P69">Have text render above all polygons. <text:span text:style-name="T19">(7/26/2020)</text:span></text:p>
        </text:list-item>
      </text:list>
      <text:p text:style-name="Standard"/>
      <text:p text:style-name="P15">7/5/2020:</text:p>
      <text:list xml:id="list3994647857" text:style-name="L18">
        <text:list-item>
          <text:p text:style-name="P70">Fog of War! <text:span text:style-name="T15">(7/16/2020)</text:span></text:p>
        </text:list-item>
        <text:list-item>
          <text:p text:style-name="P38">Be able to build structures <text:span text:style-name="T14">(7/8/2020)</text:span></text:p>
        </text:list-item>
        <text:list-item>
          <text:p text:style-name="P71">Be able to collect resources from said structures <text:span text:style-name="T17">(7/8/2020)</text:span></text:p>
        </text:list-item>
        <text:list-item>
          <text:p text:style-name="P39">Make writing more efficient <text:span text:style-name="T12">(7/8/2020)</text:span></text:p>
        </text:list-item>
      </text:list>
      <text:p text:style-name="Standard"/>
      <text:p text:style-name="P14">7/4/2020:</text:p>
      <text:list xml:id="list3055888651" text:style-name="L19">
        <text:list-item>
          <text:p text:style-name="P72"><text:soft-page-break/>Randomly generate levels <text:span text:style-name="T11">(7/5/2020)</text:span></text:p>
        </text:list-item>
      </text:list>
      <text:p text:style-name="P1"/>
      <text:p text:style-name="P13">7/3/2020:</text:p>
      <text:list xml:id="list1289664142" text:style-name="L20">
        <text:list-item>
          <text:p text:style-name="P49">Handle the rare case where units can’t find a path</text:p>
        </text:list-item>
      </text:list>
      <text:p text:style-name="Standard"/>
      <text:p text:style-name="P12">7/1/2020:</text:p>
      <text:list xml:id="list1164528762" text:style-name="L21">
        <text:list-item>
          <text:p text:style-name="P73">Make enemies not spawn inside walls <text:span text:style-name="T9">(7/3/2020)</text:span></text:p>
        </text:list-item>
        <text:list-item>
          <text:p text:style-name="P87">Optimize NavMesh::straightLine() function </text:p>
        </text:list-item>
      </text:list>
      <text:p text:style-name="Standard"/>
      <text:p text:style-name="P11">6/28/2020:</text:p>
      <text:list xml:id="list1939689014" text:style-name="L22">
        <text:list-item>
          <text:p text:style-name="P74">Make pathfinding take into account object size when finding paths <text:span text:style-name="T8">(7/1/2020 Finally!)</text:span></text:p>
        </text:list-item>
      </text:list>
      <text:p text:style-name="Standard"/>
      <text:p text:style-name="P10">6/24/2020:</text:p>
      <text:list xml:id="list2407810183" text:style-name="L23">
        <text:list-item>
          <text:p text:style-name="P75">Get rid of the old level system <text:span text:style-name="T42">(10/30/2020, chunks are officially no more. Now Maps represent levels)</text:span></text:p>
        </text:list-item>
      </text:list>
      <text:p text:style-name="P9">6/23/2020:</text:p>
      <text:list xml:id="list3186240225" text:style-name="L24">
        <text:list-item>
          <text:p text:style-name="P76">Make it so units don’t switch paths if their old target point is still in the unit’s hit box. <text:span text:style-name="T3">If they do switch, the switch to a point close to their old target. (6/24/2020)</text:span></text:p>
        </text:list-item>
        <text:list-item>
          <text:p text:style-name="P40">Figure out where a group of units will move when attacking an enemy <text:span text:style-name="T7">(6/28/2020)</text:span></text:p>
        </text:list-item>
        <text:list-item>
          <text:p text:style-name="P76">Make terrain untargetable.</text:p>
        </text:list-item>
        <text:list-item>
          <text:p text:style-name="P76">Make units not attack friendly units, namely structures <text:span text:style-name="T6">(6/27/2020)</text:span></text:p>
        </text:list-item>
      </text:list>
      <text:p text:style-name="Standard"/>
      <text:p text:style-name="P8">6/19/2020:</text:p>
      <text:list xml:id="list3523491988" text:style-name="L25">
        <text:list-item>
          <text:p text:style-name="P77">Add structures, which are solid units that repel units <text:span text:style-name="T2">upon collision (6/19/2020)</text:span></text:p>
        </text:list-item>
        <text:list-item>
          <text:p text:style-name="P78">Make it so that when trying to move to a spot that is taken up by a structure, the unit moves to the closest point possible <text:span text:style-name="T4">(6/24/2020)</text:span></text:p>
        </text:list-item>
      </text:list>
      <text:p text:style-name="Standard"/>
      <text:p text:style-name="P7">6/18/2020:</text:p>
      <text:list xml:id="list2843633813" text:style-name="L26">
        <text:list-item>
          <text:p text:style-name="P79">Add ranged attacks <text:span text:style-name="T5">(6/24/2020)</text:span></text:p>
        </text:list-item>
        <text:list-item>
          <text:p text:style-name="P80">Have a resource counter <text:span text:style-name="T17">(7/8/2020)</text:span></text:p>
        </text:list-item>
        <text:list-item>
          <text:p text:style-name="P41">Have units spawn and attack the base. <text:span text:style-name="T10">(7/4/2020)</text:span></text:p>
        </text:list-item>
      </text:list>
      <text:p text:style-name="Standard"/>
      <text:p text:style-name="P6">6/14/2020:</text:p>
      <text:list xml:id="list1255066215" text:style-name="L27">
        <text:list-item>
          <text:p text:style-name="P81">Create Debug Class that handles all controls to toggle debugging tools <text:span text:style-name="T1">(6/18/2020)</text:span></text:p>
        </text:list-item>
        <text:list-item>
          <text:p text:style-name="P81">Create debug ability to create terrain by using the selection window <text:span text:style-name="T1">(6/18/2020)</text:span></text:p>
        </text:list-item>
      </text:list>
      <text:p text:style-name="Standard"/>
      <text:p text:style-name="Standard">6/7/2020:</text:p>
      <text:list xml:id="list992346103" text:style-name="L28">
        <text:list-item>
          <text:p text:style-name="P42">Optimize navmesh generation (At least make finding lines that intersect run in O(logn) rather than linear time).</text:p>
        </text:list-item>
      </text:list>
      <text:list xml:id="list1890964805" text:style-name="L29">
        <text:list-item>
          <text:p text:style-name="P83">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50">Have units avoid other units.</text:p>
        </text:list-item>
        <text:list-item>
          <text:p text:style-name="P82">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1-14T20:40:00.880000000</dc:date>
    <meta:editing-duration>P48DT19H26M25S</meta:editing-duration>
    <meta:editing-cycles>79</meta:editing-cycles>
    <meta:generator>LibreOffice/6.3.0.4$Windows_X86_64 LibreOffice_project/057fc023c990d676a43019934386b85b21a9ee99</meta:generator>
    <meta:document-statistic meta:table-count="0" meta:image-count="0" meta:object-count="0" meta:page-count="3" meta:paragraph-count="96" meta:word-count="833" meta:character-count="5107" meta:non-whitespace-character-count="4428"/>
  </office:meta>
</office:document-meta>
</file>